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Benchmark</text:p>
          </table:table-cell>
          <table:table-cell office:value-type="string" table:style-name="ce2">
            <text:p>Problem Size</text:p>
          </table:table-cell>
          <table:table-cell office:value-type="string" table:style-name="ce2">
            <text:p>Flags</text:p>
          </table:table-cell>
          <table:table-cell office:value-type="string" table:style-name="ce2">
            <text:p>Runtime (s)</text:p>
          </table:table-cell>
          <table:table-cell office:value-type="string" table:style-name="ce2">
            <text:p>Energy (Joules)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0</text:p>
          </table:table-cell>
          <table:table-cell office:value-type="float" office:value="271.81072899999998" table:style-name="ce1">
            <text:p>271.810729</text:p>
          </table:table-cell>
          <table:table-cell office:value-type="float" office:value="49530" table:style-name="ce1">
            <text:p>4953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0</text:p>
          </table:table-cell>
          <table:table-cell office:value-type="float" office:value="271.52072299999998" table:style-name="ce1">
            <text:p>271.520723</text:p>
          </table:table-cell>
          <table:table-cell office:value-type="float" office:value="49523" table:style-name="ce1">
            <text:p>49523</text:p>
          </table:table-cell>
          <table:table-cell table:number-columns-repeated="2"/>
          <table:table-cell table:style-name="ce1">
            <draw:frame draw:z-index="1" draw:id="id0" draw:style-name="a0" draw:name="Chart 1" svg:x="0.15104in" svg:y="0.0104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0</text:p>
          </table:table-cell>
          <table:table-cell office:value-type="float" office:value="273.61441200000002" table:style-name="ce1">
            <text:p>273.614412</text:p>
          </table:table-cell>
          <table:table-cell office:value-type="float" office:value="49593" table:style-name="ce1">
            <text:p>4959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1</text:p>
          </table:table-cell>
          <table:table-cell office:value-type="float" office:value="122.591589" table:style-name="ce1">
            <text:p>122.591589</text:p>
          </table:table-cell>
          <table:table-cell office:value-type="float" office:value="22524" table:style-name="ce1">
            <text:p>2252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1</text:p>
          </table:table-cell>
          <table:table-cell office:value-type="float" office:value="122.938495" table:style-name="ce1">
            <text:p>122.938495</text:p>
          </table:table-cell>
          <table:table-cell office:value-type="float" office:value="22649" table:style-name="ce1">
            <text:p>2264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1</text:p>
          </table:table-cell>
          <table:table-cell office:value-type="float" office:value="121.057165" table:style-name="ce1">
            <text:p>121.057165</text:p>
          </table:table-cell>
          <table:table-cell office:value-type="float" office:value="22322" table:style-name="ce1">
            <text:p>2232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2</text:p>
          </table:table-cell>
          <table:table-cell office:value-type="float" office:value="123.95414" table:style-name="ce1">
            <text:p>123.95414</text:p>
          </table:table-cell>
          <table:table-cell office:value-type="float" office:value="22288" table:style-name="ce1">
            <text:p>2228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2</text:p>
          </table:table-cell>
          <table:table-cell office:value-type="float" office:value="121.358034" table:style-name="ce1">
            <text:p>121.358034</text:p>
          </table:table-cell>
          <table:table-cell office:value-type="float" office:value="21985" table:style-name="ce1">
            <text:p>2198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2</text:p>
          </table:table-cell>
          <table:table-cell office:value-type="float" office:value="119.04942" table:style-name="ce1">
            <text:p>119.04942</text:p>
          </table:table-cell>
          <table:table-cell office:value-type="float" office:value="21671" table:style-name="ce1">
            <text:p>2167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3</text:p>
          </table:table-cell>
          <table:table-cell office:value-type="float" office:value="115.481161" table:style-name="ce1">
            <text:p>115.481161</text:p>
          </table:table-cell>
          <table:table-cell office:value-type="float" office:value="20813" table:style-name="ce1">
            <text:p>2081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3</text:p>
          </table:table-cell>
          <table:table-cell office:value-type="float" office:value="118.689454" table:style-name="ce1">
            <text:p>118.689454</text:p>
          </table:table-cell>
          <table:table-cell office:value-type="float" office:value="21121" table:style-name="ce1">
            <text:p>2112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G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3</text:p>
          </table:table-cell>
          <table:table-cell office:value-type="float" office:value="119.7732" table:style-name="ce1">
            <text:p>119.7732</text:p>
          </table:table-cell>
          <table:table-cell office:value-type="float" office:value="21302" table:style-name="ce1">
            <text:p>21302</text:p>
          </table:table-cell>
          <table:table-cell table:number-columns-repeated="16379"/>
        </table:table-row>
        <table:table-row table:number-rows-repeated="1048563" table:style-name="ro2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4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dc:creator>David Greasley</dc:creator>
    <meta:creation-date>2018-06-14T15:05:08Z</meta:creation-date>
    <dc:date>2018-06-15T13:50:50Z</dc:date>
    <meta:editing-cycles>9</meta:editing-cycles>
    <meta:editing-duration>PT557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Energy vs Execution time for NPB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ime (s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Energy (Joules)</text:p>
            </chart:title>
            <chart:grid chart:class="major" chart:style-name="GMa1"/>
          </chart:axis>
          <chart:series chart:label-cell-address="Sheet2.$A$2" chart:values-cell-range-address="Sheet2.$E$2:.$E$13" chart:class="chart:scatter" chart:attached-axis="primary-y" chart:style-name="G0S0">
            <chart:domain table:cell-range-address="Sheet2.$D$2:.$D$13"/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